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54pt" fo:font-style="normal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style="normal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szystko mogę w Tym, który mnie umacnia /x4 </text:span><text:span text:style-name="T1"><text:line-break/></text:span><text:span text:style-name="T1"><text:line-break/></text:span><text:span text:style-name="T1">Jezus mnie umacnia /x4</text:span><text:span text:style-name="T1"><text:line-break/></text:span><text:span text:style-name="T1"><text:line-break/></text:span><text:span text:style-name="T1">Jezus umacnia mni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4cm" presentation:class="title" presentation:user-transformed="true">
          <draw:text-box>
            <text:p text:style-name="P1"><text:span text:style-name="T1"><text:s/>„</text:span><text:span text:style-name="T1">I jestem pewien, że ani śmierć, ani życie, ani rzeczy teraźniejsze, ani przyszłe, ani co wysokie, ani co głębokie, ani jakiekolwiek inne stworze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 zdoła mnie odłączyć od miłości Boga!”</text:span><text:span text:style-name="T1"><text:line-break/></text:span><text:span text:style-name="T1">W Chrystusie Jezusie Panu moim, Panu naszym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5-03-14T17:12:16.840000000</dc:date>
    <dc:language>pl-PL</dc:language>
    <meta:editing-cycles>20</meta:editing-cycles>
    <meta:editing-duration>PT23M40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